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paragraph-properties fo:margin-top="0in" fo:margin-bottom="0in" loext:contextual-spacing="false"/>
    </style:style>
    <style:style style:name="P21" style:family="paragraph" style:parent-style-name="Text_20_body" style:list-style-name="L1">
      <style:paragraph-properties fo:margin-top="0in" fo:margin-bottom="0in" loext:contextual-spacing="false"/>
    </style:style>
    <style:style style:name="P22" style:family="paragraph" style:parent-style-name="Text_20_body" style:list-style-name="L3">
      <style:paragraph-properties fo:margin-top="0in" fo:margin-bottom="0in" loext:contextual-spacing="false"/>
    </style:style>
    <style:style style:name="P23" style:family="paragraph" style:parent-style-name="Text_20_body" style:list-style-name="L5">
      <style:paragraph-properties fo:margin-top="0in" fo:margin-bottom="0in" loext:contextual-spacing="false"/>
    </style:style>
    <style:style style:name="P24" style:family="paragraph" style:parent-style-name="Text_20_body" style:list-style-name="L7">
      <style:paragraph-properties fo:margin-top="0in" fo:margin-bottom="0in" loext:contextual-spacing="false"/>
    </style:style>
    <style:style style:name="P25" style:family="paragraph" style:parent-style-name="Text_20_body" style:list-style-name="L9">
      <style:paragraph-properties fo:margin-top="0in" fo:margin-bottom="0in" loext:contextual-spacing="false"/>
    </style:style>
    <style:style style:name="P26" style:family="paragraph" style:parent-style-name="Text_20_body" style:list-style-name="L10">
      <style:paragraph-properties fo:margin-top="0in" fo:margin-bottom="0in" loext:contextual-spacing="false"/>
    </style:style>
    <style:style style:name="P27" style:family="paragraph" style:parent-style-name="Text_20_body" style:list-style-name="L11">
      <style:paragraph-properties fo:margin-top="0in" fo:margin-bottom="0in" loext:contextual-spacing="false"/>
    </style:style>
    <style:style style:name="P28" style:family="paragraph" style:parent-style-name="Text_20_body" style:list-style-name="L14">
      <style:paragraph-properties fo:margin-top="0in" fo:margin-bottom="0in" loext:contextual-spacing="false"/>
    </style:style>
    <style:style style:name="P29" style:family="paragraph" style:parent-style-name="Text_20_body" style:list-style-name="L15">
      <style:paragraph-properties fo:margin-top="0in" fo:margin-bottom="0in" loext:contextual-spacing="false"/>
    </style:style>
    <style:style style:name="P30" style:family="paragraph" style:parent-style-name="Text_20_body" style:list-style-name="L17">
      <style:paragraph-properties fo:margin-top="0in" fo:margin-bottom="0in" loext:contextual-spacing="false"/>
    </style:style>
    <style:style style:name="P31" style:family="paragraph" style:parent-style-name="Text_20_body" style:list-style-name="L18">
      <style:paragraph-properties fo:margin-top="0in" fo:margin-bottom="0in" loext:contextual-spacing="false"/>
    </style:style>
    <style:style style:name="P32"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fore we can manage alerts with Prometheus Alertmanager, we must first issue the alerts from Prometheus itself. This can be done using alerting rules. In this lesson, we will explore alerting rules and demonstrate the process of creating a new alert in Prometheus.</text:p>
      <text:h text:style-name="Heading_20_3" text:outline-level="3"><text:bookmark text:name="relevant-documentation"/>Relevant Documentation</text:h>
      <text:list xml:id="list1069767181" text:style-name="L19">
        <text:list-item>
          <text:p text:style-name="P19"><text:a xlink:type="simple" xlink:href="https://prometheus.io/docs/prometheus/latest/configuration/alerting_rules/" text:style-name="Internet_20_link" text:visited-style-name="Visited_20_Internet_20_Link">Alerting Rules</text:a></text:p>
        </text:list-item>
      </text:list>
      <text:h text:style-name="Heading_20_3" text:outline-level="3"><text:bookmark text:name="lesson-reference"/>Lesson Reference</text:h>
      <text:h text:style-name="Heading_20_4" text:outline-level="4"><text:bookmark text:name="create-an-alert"/>Create an Alert</text:h>
      <text:p text:style-name="Text_20_body">Log in to the Prometheus server.</text:p>
      <text:p text:style-name="Text_20_body">Edit the Prometheus config file:</text:p>
      <text:p text:style-name="P32"><text:span text:style-name="Source_20_Text">sudo vi /etc/prometheus/prometheus.yml</text:span></text:p>
      <text:p text:style-name="Text_20_body">Add a path for rules files to the Prometheus config:</text:p>
      <text:p text:style-name="Preformatted_20_Text"><text:span text:style-name="Source_20_Text">rule_files:</text:span></text:p>
      <text:p text:style-name="P32"><text:span text:style-name="Source_20_Text">- "/etc/prometheus/rules/*.yml"</text:span></text:p>
      <text:p text:style-name="Text_20_body">Create the rules directory:</text:p>
      <text:p text:style-name="P32"><text:span text:style-name="Source_20_Text">sudo mkdir -p /etc/prometheus/rules/</text:span></text:p>
      <text:p text:style-name="Text_20_body">Create a new rules file for your alerting rule:</text:p>
      <text:p text:style-name="P32"><text:span text:style-name="Source_20_Text">sudo vi /etc/prometheus/rules/my-alerts.yml</text:span></text:p>
      <text:p text:style-name="Text_20_body">Implement an alerting rule to issue an alert when the Linux server goes down:</text:p>
      <text:p text:style-name="Preformatted_20_Text"><text:span text:style-name="Source_20_Text">groups:</text:span></text:p>
      <text:p text:style-name="Preformatted_20_Text"><text:span text:style-name="Source_20_Text">- name: linux-server</text:span></text:p>
      <text:p text:style-name="Preformatted_20_Text"><text:span text:style-name="Source_20_Text"><text:s text:c="2"/>rules:</text:span></text:p>
      <text:p text:style-name="Preformatted_20_Text"><text:span text:style-name="Source_20_Text"><text:s text:c="2"/>- alert: LinuxServerDown</text:span></text:p>
      <text:p text:style-name="Preformatted_20_Text"><text:span text:style-name="Source_20_Text"><text:s text:c="4"/>expr: up{job="Linux Server"} == 0</text:span></text:p>
      <text:p text:style-name="Preformatted_20_Text"><text:span text:style-name="Source_20_Text"><text:s text:c="4"/>labels:</text:span></text:p>
      <text:p text:style-name="Preformatted_20_Text"><text:span text:style-name="Source_20_Text"><text:s text:c="6"/>severity: critical</text:span></text:p>
      <text:p text:style-name="Preformatted_20_Text"><text:span text:style-name="Source_20_Text"><text:s text:c="4"/>annotations:</text:span></text:p>
      <text:p text:style-name="P32"><text:span text:style-name="Source_20_Text"><text:s text:c="6"/>summary: Linux Server Down</text:span></text:p>
      <text:p text:style-name="Text_20_body">Restart Prometheus to reload the configuration:</text:p>
      <text:p text:style-name="P32"><text:span text:style-name="Source_20_Text">sudo systemctl restart prometheus</text:span></text:p>
      <text:p text:style-name="Text_20_body">Access Prometheus in a browser at <text:span text:style-name="Source_20_Text">http://&lt;PROMETHEUS_SERVER_PUBLIC_IP&gt;:9090</text:span>.</text:p>
      <text:p text:style-name="Text_20_body">Click <text:span text:style-name="Source_20_Text">Alerts</text:span>. You should see your <text:span text:style-name="Source_20_Text">LinuxServerDown</text:span> alert listed.</text:p>
      <text:h text:style-name="Heading_20_4" text:outline-level="4"><text:bookmark text:name="test-the-alert"/>Test the Alert</text:h>
      <text:p text:style-name="Text_20_body">Log in to your Linux server that is being monitored by Prometheus and stop the <text:span text:style-name="Source_20_Text">node_exporter</text:span> service to simulate the server going down (alternatively, you can just stop the server itself in Cloud Playground, but it may take longer):</text:p>
      <text:p text:style-name="P32"><text:span text:style-name="Source_20_Text">sudo systemctl stop node_exporter</text:span></text:p>
      <text:p text:style-name="Text_20_body"><text:soft-page-break/>After a few moments, check the Alertmanager page in your browser (<text:span text:style-name="Source_20_Text">http://&lt;PROMETHEUS_SERVER_PUBLIC_IP&gt;:9093</text:span>). If the alert is firing, you should see the <text:span text:style-name="Source_20_Text">LinuxServerDown</text:span> alert appear.</text:p>
      <text:p text:style-name="Text_20_body">Start <text:span text:style-name="Source_20_Text">node_exporter</text:span> again and watch the alert disappear in Alertmanager:</text:p>
      <text:p text:style-name="P32"><text:span text:style-name="Source_20_Text">sudo systemctl start node_exporter</text:span></text:p>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8T07:39:00.902133177</dc:date>
    <meta:editing-duration>P1DT26M47S</meta:editing-duration>
    <meta:editing-cycles>16</meta:editing-cycles>
    <meta:generator>LibreOffice/6.0.7.3$Linux_X86_64 LibreOffice_project/00m0$Build-3</meta:generator>
    <meta:document-statistic meta:table-count="0" meta:image-count="0" meta:object-count="0" meta:page-count="2" meta:paragraph-count="35" meta:word-count="245" meta:character-count="1726" meta:non-whitespace-character-count="1489"/>
  </office:meta>
</office:document-meta>
</file>